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47.11mm"/>
    </style:style>
    <style:style style:name="co4" style:family="table-column">
      <style:table-column-properties fo:break-before="auto" style:column-width="42.47mm"/>
    </style:style>
    <style:style style:name="co5" style:family="table-column">
      <style:table-column-properties fo:break-before="auto" style:column-width="47.6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d2eaf1" style:text-align-source="fix" style:repeat-content="false" fo:border-left="0.06pt solid #000000" fo:border-right="none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2eaf1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6">
      <style:table-cell-properties fo:background-color="#d2eaf1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6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4">
      <style:table-cell-properties fo:background-color="#ffffff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8">
      <style:table-cell-properties fo:background-color="#d2eaf1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ackground-color="#d2eaf1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6">
      <style:table-cell-properties fo:border-bottom="none" fo:background-color="#d2eaf1" style:text-align-source="fix" style:repeat-content="false" fo:border-left="none" fo:border-right="0.06pt solid #000000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6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6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06.97mm" svg:height="122.71mm" svg:x="0mm" svg:y="50.2mm">
            <loext:p draw:notify-on-update-of-ranges="Sheet1.B2:Sheet1.B11 Sheet1.C1:Sheet1.C1 Sheet1.C2:Sheet1.C11 Sheet1.B2:Sheet1.B11 Sheet1.D1:Sheet1.D1 Sheet1.D2:Sheet1.D11 Sheet1.B2:Sheet1.B11 Sheet1.E1:Sheet1.E1 Sheet1.E2:Sheet1.E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6.56mm" svg:height="114.54mm" svg:x="0.55mm" svg:y="227.58mm">
            <loext:p draw:notify-on-update-of-ranges="Sheet1.B41:Sheet1.B50 Sheet1.C40:Sheet1.C40 Sheet1.C41:Sheet1.C50 Sheet1.B41:Sheet1.B50 Sheet1.D40:Sheet1.D40 Sheet1.D41:Sheet1.D50 Sheet1.B41:Sheet1.B50 Sheet1.E40:Sheet1.E40 Sheet1.E41:Sheet1.E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º de Componentes (Atcgrid)</text:p>
          </table:table-cell>
          <table:table-cell table:style-name="ce5" office:value-type="string" calcext:value-type="string">
            <text:p>Bytes de un vector</text:p>
          </table:table-cell>
          <table:table-cell table:style-name="ce5" office:value-type="string" calcext:value-type="string">
            <text:p>Tiempo para vect. locales</text:p>
          </table:table-cell>
          <table:table-cell table:style-name="ce5" office:value-type="string" calcext:value-type="string">
            <text:p>Tiempo para vect. globales</text:p>
          </table:table-cell>
          <table:table-cell table:style-name="ce17" office:value-type="string" calcext:value-type="string">
            <text:p>Tiempo para vect. dinámicos</text:p>
          </table:table-cell>
        </table:table-row>
        <table:table-row table:style-name="ro1">
          <table:table-cell table:style-name="ce2" office:value-type="float" office:value="65536" calcext:value-type="float">
            <text:p>65536</text:p>
          </table:table-cell>
          <table:table-cell table:style-name="ce6" table:formula="of:=[.A2]*8" office:value-type="float" office:value="524288" calcext:value-type="float">
            <text:p>524288</text:p>
          </table:table-cell>
          <table:table-cell table:style-name="ce9" office:value-type="float" office:value="0.00038062" calcext:value-type="float">
            <text:p>0,000380620</text:p>
          </table:table-cell>
          <table:table-cell table:style-name="ce9" office:value-type="float" office:value="0.000364329" calcext:value-type="float">
            <text:p>0,000364329</text:p>
          </table:table-cell>
          <table:table-cell table:style-name="ce18" office:value-type="float" office:value="0.00039332" calcext:value-type="float">
            <text:p>0,000393320</text:p>
          </table:table-cell>
        </table:table-row>
        <table:table-row table:style-name="ro1">
          <table:table-cell table:style-name="ce3" office:value-type="float" office:value="131072" calcext:value-type="float">
            <text:p>131072</text:p>
          </table:table-cell>
          <table:table-cell table:style-name="ce7" table:formula="of:=[.A3]*8" office:value-type="float" office:value="1048576" calcext:value-type="float">
            <text:p>1048576</text:p>
          </table:table-cell>
          <table:table-cell table:style-name="ce10" office:value-type="float" office:value="0.000763693" calcext:value-type="float">
            <text:p>0,000763693</text:p>
          </table:table-cell>
          <table:table-cell table:style-name="ce10" office:value-type="float" office:value="0.000776877" calcext:value-type="float">
            <text:p>0,000776877</text:p>
          </table:table-cell>
          <table:table-cell table:style-name="ce19" office:value-type="float" office:value="0.000764788" calcext:value-type="float">
            <text:p>0,000764788</text:p>
          </table:table-cell>
        </table:table-row>
        <table:table-row table:style-name="ro1">
          <table:table-cell table:style-name="ce2" office:value-type="float" office:value="262144" calcext:value-type="float">
            <text:p>262144</text:p>
          </table:table-cell>
          <table:table-cell table:style-name="ce6" table:formula="of:=[.A4]*8" office:value-type="float" office:value="2097152" calcext:value-type="float">
            <text:p>2097152</text:p>
          </table:table-cell>
          <table:table-cell table:style-name="ce9" office:value-type="float" office:value="0.001517513" calcext:value-type="float">
            <text:p>0,001517513</text:p>
          </table:table-cell>
          <table:table-cell table:style-name="ce9" office:value-type="float" office:value="0.001519844" calcext:value-type="float">
            <text:p>0,001519844</text:p>
          </table:table-cell>
          <table:table-cell table:style-name="ce18" office:value-type="float" office:value="0.001531676" calcext:value-type="float">
            <text:p>0,001531676</text:p>
          </table:table-cell>
        </table:table-row>
        <table:table-row table:style-name="ro1">
          <table:table-cell table:style-name="ce3" office:value-type="float" office:value="524288" calcext:value-type="float">
            <text:p>524288</text:p>
          </table:table-cell>
          <table:table-cell table:style-name="ce7" table:formula="of:=[.A5]*8" office:value-type="float" office:value="4194304" calcext:value-type="float">
            <text:p>4194304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float" office:value="0.003144566" calcext:value-type="float">
            <text:p>0,003144566</text:p>
          </table:table-cell>
          <table:table-cell table:style-name="ce19" office:value-type="float" office:value="0.002725632" calcext:value-type="float">
            <text:p>0,002725632</text:p>
          </table:table-cell>
        </table:table-row>
        <table:table-row table:style-name="ro1">
          <table:table-cell table:style-name="ce2" office:value-type="float" office:value="1048576" calcext:value-type="float">
            <text:p>1048576</text:p>
          </table:table-cell>
          <table:table-cell table:style-name="ce6" table:formula="of:=[.A6]*8" office:value-type="float" office:value="8388608" calcext:value-type="float">
            <text:p>8388608</text:p>
          </table:table-cell>
          <table:table-cell table:style-name="ce9" office:value-type="string" calcext:value-type="string">
            <text:p>error</text:p>
          </table:table-cell>
          <table:table-cell table:style-name="ce9" office:value-type="float" office:value="0.005297078" calcext:value-type="float">
            <text:p>0,005297078</text:p>
          </table:table-cell>
          <table:table-cell table:style-name="ce18" office:value-type="float" office:value="0.005187736" calcext:value-type="float">
            <text:p>0,005187736</text:p>
          </table:table-cell>
        </table:table-row>
        <table:table-row table:style-name="ro1">
          <table:table-cell table:style-name="ce3" office:value-type="float" office:value="2097152" calcext:value-type="float">
            <text:p>2097152</text:p>
          </table:table-cell>
          <table:table-cell table:style-name="ce7" table:formula="of:=[.A7]*8" office:value-type="float" office:value="16777216" calcext:value-type="float">
            <text:p>16777216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float" office:value="0.010033637" calcext:value-type="float">
            <text:p>0,010033637</text:p>
          </table:table-cell>
          <table:table-cell table:style-name="ce19" office:value-type="float" office:value="0.010036647" calcext:value-type="float">
            <text:p>0,010036647</text:p>
          </table:table-cell>
        </table:table-row>
        <table:table-row table:style-name="ro1">
          <table:table-cell table:style-name="ce2" office:value-type="float" office:value="4194304" calcext:value-type="float">
            <text:p>4194304</text:p>
          </table:table-cell>
          <table:table-cell table:style-name="ce6" table:formula="of:=[.A8]*8" office:value-type="float" office:value="33554432" calcext:value-type="float">
            <text:p>33554432</text:p>
          </table:table-cell>
          <table:table-cell table:style-name="ce9" office:value-type="string" calcext:value-type="string">
            <text:p>error</text:p>
          </table:table-cell>
          <table:table-cell table:style-name="ce9" office:value-type="float" office:value="0.019896295" calcext:value-type="float">
            <text:p>0,019896295</text:p>
          </table:table-cell>
          <table:table-cell table:style-name="ce18" office:value-type="float" office:value="0.019888861" calcext:value-type="float">
            <text:p>0,019888861</text:p>
          </table:table-cell>
        </table:table-row>
        <table:table-row table:style-name="ro1">
          <table:table-cell table:style-name="ce3" office:value-type="float" office:value="8388608" calcext:value-type="float">
            <text:p>8388608</text:p>
          </table:table-cell>
          <table:table-cell table:style-name="ce7" table:formula="of:=[.A9]*8" office:value-type="float" office:value="67108864" calcext:value-type="float">
            <text:p>67108864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float" office:value="0.039554854" calcext:value-type="float">
            <text:p>0,039554854</text:p>
          </table:table-cell>
          <table:table-cell table:style-name="ce19" office:value-type="float" office:value="0.039594262" calcext:value-type="float">
            <text:p>0,039594262</text:p>
          </table:table-cell>
        </table:table-row>
        <table:table-row table:style-name="ro1">
          <table:table-cell table:style-name="ce2" office:value-type="float" office:value="16777216" calcext:value-type="float">
            <text:p>16777216</text:p>
          </table:table-cell>
          <table:table-cell table:style-name="ce6" table:formula="of:=[.A10]*8" office:value-type="float" office:value="134217728" calcext:value-type="float">
            <text:p>134217728</text:p>
          </table:table-cell>
          <table:table-cell table:style-name="ce9" office:value-type="string" calcext:value-type="string">
            <text:p>error</text:p>
          </table:table-cell>
          <table:table-cell table:style-name="ce9" office:value-type="float" office:value="0.079190334" calcext:value-type="float">
            <text:p>0,079190334</text:p>
          </table:table-cell>
          <table:table-cell table:style-name="ce18" office:value-type="float" office:value="0.079166288" calcext:value-type="float">
            <text:p>0,079166288</text:p>
          </table:table-cell>
        </table:table-row>
        <table:table-row table:style-name="ro1">
          <table:table-cell table:style-name="ce4" office:value-type="float" office:value="33554432" calcext:value-type="float">
            <text:p>33554432</text:p>
          </table:table-cell>
          <table:table-cell table:style-name="ce8" table:formula="of:=[.A11]*8" office:value-type="float" office:value="268435456" calcext:value-type="float">
            <text:p>268435456</text:p>
          </table:table-cell>
          <table:table-cell table:style-name="ce11" office:value-type="string" calcext:value-type="string">
            <text:p>error</text:p>
          </table:table-cell>
          <table:table-cell table:style-name="ce11" office:value-type="float" office:value="0.158160931" calcext:value-type="float">
            <text:p>0,158160931</text:p>
          </table:table-cell>
          <table:table-cell table:style-name="ce20" office:value-type="float" office:value="0.158830611" calcext:value-type="float">
            <text:p>0,158830611</text:p>
          </table:table-cell>
        </table:table-row>
        <table:table-row table:style-name="ro1" table:number-rows-repeated="10">
          <table:table-cell table:number-columns-repeated="5"/>
        </table:table-row>
        <table:table-row table:style-name="ro1">
          <table:table-cell table:number-columns-repeated="2"/>
          <table:table-cell table:style-name="ce12"/>
          <table:table-cell table:number-columns-repeated="2"/>
        </table:table-row>
        <table:table-row table:style-name="ro1" table:number-rows-repeated="17">
          <table:table-cell table:number-columns-repeated="5"/>
        </table:table-row>
        <table:table-row table:style-name="ro1">
          <table:table-cell table:style-name="ce1" office:value-type="string" calcext:value-type="string">
            <text:p>Nº de Componentes (Mi PC)</text:p>
          </table:table-cell>
          <table:table-cell table:style-name="ce5" office:value-type="string" calcext:value-type="string">
            <text:p>Bytes de un vector</text:p>
          </table:table-cell>
          <table:table-cell table:style-name="ce5" office:value-type="string" calcext:value-type="string">
            <text:p>Tiempo para vect. locales</text:p>
          </table:table-cell>
          <table:table-cell table:style-name="ce5" office:value-type="string" calcext:value-type="string">
            <text:p>Tiempo para vect. globales</text:p>
          </table:table-cell>
          <table:table-cell table:style-name="ce17" office:value-type="string" calcext:value-type="string">
            <text:p>Tiempo para vect. dinámicos</text:p>
          </table:table-cell>
        </table:table-row>
        <table:table-row table:style-name="ro1">
          <table:table-cell table:style-name="ce2" office:value-type="float" office:value="65536" calcext:value-type="float">
            <text:p>65536</text:p>
          </table:table-cell>
          <table:table-cell table:style-name="ce6" table:formula="of:=[.A41]*8" office:value-type="float" office:value="524288" calcext:value-type="float">
            <text:p>524288</text:p>
          </table:table-cell>
          <table:table-cell table:style-name="ce9" office:value-type="float" office:value="0.000711289" calcext:value-type="float">
            <text:p>0,000711289</text:p>
          </table:table-cell>
          <table:table-cell table:style-name="ce13" office:value-type="float" office:value="0.001637781" calcext:value-type="float">
            <text:p>0,001637781</text:p>
          </table:table-cell>
          <table:table-cell table:style-name="ce18" office:value-type="float" office:value="0.000764113" calcext:value-type="float">
            <text:p>0,000764113</text:p>
          </table:table-cell>
        </table:table-row>
        <table:table-row table:style-name="ro1">
          <table:table-cell table:style-name="ce3" office:value-type="float" office:value="131072" calcext:value-type="float">
            <text:p>131072</text:p>
          </table:table-cell>
          <table:table-cell table:style-name="ce7" table:formula="of:=[.A42]*8" office:value-type="float" office:value="1048576" calcext:value-type="float">
            <text:p>1048576</text:p>
          </table:table-cell>
          <table:table-cell table:style-name="ce10" office:value-type="float" office:value="0.001879277" calcext:value-type="float">
            <text:p>0,001879277</text:p>
          </table:table-cell>
          <table:table-cell table:style-name="ce14" office:value-type="float" office:value="0.002607586" calcext:value-type="float">
            <text:p>0,002607586</text:p>
          </table:table-cell>
          <table:table-cell table:style-name="ce19" office:value-type="float" office:value="0.001550256" calcext:value-type="float">
            <text:p>0,001550256</text:p>
          </table:table-cell>
        </table:table-row>
        <table:table-row table:style-name="ro1">
          <table:table-cell table:style-name="ce2" office:value-type="float" office:value="262144" calcext:value-type="float">
            <text:p>262144</text:p>
          </table:table-cell>
          <table:table-cell table:style-name="ce6" table:formula="of:=[.A43]*8" office:value-type="float" office:value="2097152" calcext:value-type="float">
            <text:p>2097152</text:p>
          </table:table-cell>
          <table:table-cell table:style-name="ce9" office:value-type="float" office:value="0.003517653" calcext:value-type="float">
            <text:p>0,003517653</text:p>
          </table:table-cell>
          <table:table-cell table:style-name="ce15" office:value-type="float" office:value="0.004161889" calcext:value-type="float">
            <text:p>0,004161889</text:p>
          </table:table-cell>
          <table:table-cell table:style-name="ce18" office:value-type="float" office:value="0.003285646" calcext:value-type="float">
            <text:p>0,003285646</text:p>
          </table:table-cell>
        </table:table-row>
        <table:table-row table:style-name="ro1">
          <table:table-cell table:style-name="ce3" office:value-type="float" office:value="524288" calcext:value-type="float">
            <text:p>524288</text:p>
          </table:table-cell>
          <table:table-cell table:style-name="ce7" table:formula="of:=[.A44]*8" office:value-type="float" office:value="4194304" calcext:value-type="float">
            <text:p>4194304</text:p>
          </table:table-cell>
          <table:table-cell table:style-name="ce10" office:value-type="string" calcext:value-type="string">
            <text:p>error</text:p>
          </table:table-cell>
          <table:table-cell table:style-name="ce14" office:value-type="float" office:value="0.008765154" calcext:value-type="float">
            <text:p>0,008765154</text:p>
          </table:table-cell>
          <table:table-cell table:style-name="ce19" office:value-type="float" office:value="0.005525622" calcext:value-type="float">
            <text:p>0,005525622</text:p>
          </table:table-cell>
        </table:table-row>
        <table:table-row table:style-name="ro1">
          <table:table-cell table:style-name="ce2" office:value-type="float" office:value="1048576" calcext:value-type="float">
            <text:p>1048576</text:p>
          </table:table-cell>
          <table:table-cell table:style-name="ce6" table:formula="of:=[.A45]*8" office:value-type="float" office:value="8388608" calcext:value-type="float">
            <text:p>8388608</text:p>
          </table:table-cell>
          <table:table-cell table:style-name="ce9" office:value-type="string" calcext:value-type="string">
            <text:p>error</text:p>
          </table:table-cell>
          <table:table-cell table:style-name="ce15" office:value-type="float" office:value="0.018041289" calcext:value-type="float">
            <text:p>0,018041289</text:p>
          </table:table-cell>
          <table:table-cell table:style-name="ce18" office:value-type="float" office:value="0.010604521" calcext:value-type="float">
            <text:p>0,010604521</text:p>
          </table:table-cell>
        </table:table-row>
        <table:table-row table:style-name="ro1">
          <table:table-cell table:style-name="ce3" office:value-type="float" office:value="2097152" calcext:value-type="float">
            <text:p>2097152</text:p>
          </table:table-cell>
          <table:table-cell table:style-name="ce7" table:formula="of:=[.A46]*8" office:value-type="float" office:value="16777216" calcext:value-type="float">
            <text:p>16777216</text:p>
          </table:table-cell>
          <table:table-cell table:style-name="ce10" office:value-type="string" calcext:value-type="string">
            <text:p>error</text:p>
          </table:table-cell>
          <table:table-cell table:style-name="ce14" office:value-type="float" office:value="0.037194755" calcext:value-type="float">
            <text:p>0,037194755</text:p>
          </table:table-cell>
          <table:table-cell table:style-name="ce19" office:value-type="float" office:value="0.020727338" calcext:value-type="float">
            <text:p>0,020727338</text:p>
          </table:table-cell>
        </table:table-row>
        <table:table-row table:style-name="ro1">
          <table:table-cell table:style-name="ce2" office:value-type="float" office:value="4194304" calcext:value-type="float">
            <text:p>4194304</text:p>
          </table:table-cell>
          <table:table-cell table:style-name="ce6" table:formula="of:=[.A47]*8" office:value-type="float" office:value="33554432" calcext:value-type="float">
            <text:p>33554432</text:p>
          </table:table-cell>
          <table:table-cell table:style-name="ce9" office:value-type="string" calcext:value-type="string">
            <text:p>error</text:p>
          </table:table-cell>
          <table:table-cell table:style-name="ce15" office:value-type="float" office:value="0.076332624" calcext:value-type="float">
            <text:p>0,076332624</text:p>
          </table:table-cell>
          <table:table-cell table:style-name="ce18" office:value-type="float" office:value="0.041614709" calcext:value-type="float">
            <text:p>0,041614709</text:p>
          </table:table-cell>
        </table:table-row>
        <table:table-row table:style-name="ro1">
          <table:table-cell table:style-name="ce3" office:value-type="float" office:value="8388608" calcext:value-type="float">
            <text:p>8388608</text:p>
          </table:table-cell>
          <table:table-cell table:style-name="ce7" table:formula="of:=[.A48]*8" office:value-type="float" office:value="67108864" calcext:value-type="float">
            <text:p>67108864</text:p>
          </table:table-cell>
          <table:table-cell table:style-name="ce10" office:value-type="string" calcext:value-type="string">
            <text:p>error</text:p>
          </table:table-cell>
          <table:table-cell table:style-name="ce14" office:value-type="float" office:value="0.143355933" calcext:value-type="float">
            <text:p>0,143355933</text:p>
          </table:table-cell>
          <table:table-cell table:style-name="ce19" office:value-type="float" office:value="0.082495938" calcext:value-type="float">
            <text:p>0,082495938</text:p>
          </table:table-cell>
        </table:table-row>
        <table:table-row table:style-name="ro1">
          <table:table-cell table:style-name="ce2" office:value-type="float" office:value="16777216" calcext:value-type="float">
            <text:p>16777216</text:p>
          </table:table-cell>
          <table:table-cell table:style-name="ce6" table:formula="of:=[.A49]*8" office:value-type="float" office:value="134217728" calcext:value-type="float">
            <text:p>134217728</text:p>
          </table:table-cell>
          <table:table-cell table:style-name="ce9" office:value-type="string" calcext:value-type="string">
            <text:p>error</text:p>
          </table:table-cell>
          <table:table-cell table:style-name="ce15" office:value-type="float" office:value="0.267949196" calcext:value-type="float">
            <text:p>0,267949196</text:p>
          </table:table-cell>
          <table:table-cell table:style-name="ce18" office:value-type="float" office:value="0.159682797" calcext:value-type="float">
            <text:p>0,159682797</text:p>
          </table:table-cell>
        </table:table-row>
        <table:table-row table:style-name="ro1">
          <table:table-cell table:style-name="ce4" office:value-type="float" office:value="33554432" calcext:value-type="float">
            <text:p>33554432</text:p>
          </table:table-cell>
          <table:table-cell table:style-name="ce8" table:formula="of:=[.A50]*8" office:value-type="float" office:value="268435456" calcext:value-type="float">
            <text:p>268435456</text:p>
          </table:table-cell>
          <table:table-cell table:style-name="ce11" office:value-type="string" calcext:value-type="string">
            <text:p>error</text:p>
          </table:table-cell>
          <table:table-cell table:style-name="ce16" office:value-type="float" office:value="0.508266722" calcext:value-type="float">
            <text:p>0,508266722</text:p>
          </table:table-cell>
          <table:table-cell table:style-name="ce20" office:value-type="float" office:value="0.266557395" calcext:value-type="float">
            <text:p>0,2665573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9" loext:min-decimal-places="9" number:min-integer-digits="1"/>
    </number:number-style>
    <number:number-style style:name="N107">
      <number:number number:decimal-places="20" loext:min-decimal-places="20" number:min-integer-digits="1" number:grouping="true"/>
    </number:number-style>
    <number:number-style style:name="N108">
      <number:number number:decimal-places="9" loext:min-decimal-places="9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17:10:31.6711643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9:43:39.175845735</meta:creation-date>
    <dc:date>2017-03-02T22:53:36.502150569</dc:date>
    <meta:editing-duration>PT26M34S</meta:editing-duration>
    <meta:editing-cycles>4</meta:editing-cycles>
    <meta:generator>LibreOffice/5.2.4.2$Linux_X86_64 LibreOffice_project/3d5603e1122f0f102b62521720ab13a38a4e0eb0</meta:generator>
    <meta:document-statistic meta:table-count="1" meta:cell-count="1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56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6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98cm" svg:height="12.272cm" xlink:href=".." xlink:type="simple" chart:class="chart:scatter" chart:style-name="ch1">
        <chart:title svg:x="8.784cm" svg:y="0.381cm" chart:style-name="ch2">
          <text:p>Gráfica Atcgrid</text:p>
        </chart:title>
        <chart:legend chart:legend-position="end" svg:x="14.935cm" svg:y="5.339cm" style:legend-expansion="high" chart:style-name="ch3"/>
        <chart:plot-area chart:style-name="ch4" table:cell-range-address="Sheet1.B2:Sheet1.E11 Sheet1.C1:Sheet1.E1" chart:data-source-has-labels="row" svg:x="1.424cm" svg:y="1.405cm" svg:width="13.098cm" svg:height="9.641cm">
          <chartooo:coordinate-region svg:x="3.633cm" svg:y="1.604cm" svg:width="10.724cm" svg:height="7.588cm"/>
          <chart:axis chart:dimension="x" chart:name="primary-x" chart:style-name="ch5">
            <chart:title svg:x="6.804cm" svg:y="11.291cm" chart:style-name="ch6">
              <text:p>Tamaño (Bytes)</text:p>
            </chart:title>
          </chart:axis>
          <chart:axis chart:dimension="y" chart:name="primary-y" chart:style-name="ch7">
            <chart:title svg:x="0.451cm" svg:y="6.811cm" chart:style-name="ch8">
              <text:p>Tiempo</text:p>
            </chart:title>
            <chart:grid chart:style-name="ch9" chart:class="major"/>
          </chart:axis>
          <chart:series chart:style-name="ch10" chart:values-cell-range-address="Sheet1.C2:Sheet1.C11" chart:label-cell-address="Sheet1.C1:Sheet1.C1" chart:class="chart:scatter">
            <chart:domain table:cell-range-address="Sheet1.B2:Sheet1.B11"/>
            <chart:data-point chart:repeated="10"/>
          </chart:series>
          <chart:series chart:style-name="ch11" chart:values-cell-range-address="Sheet1.D2:Sheet1.D11" chart:label-cell-address="Sheet1.D1:Sheet1.D1" chart:class="chart:scatter">
            <chart:data-point chart:repeated="10"/>
          </chart:series>
          <chart:series chart:style-name="ch12" chart:values-cell-range-address="Sheet1.E2:Sheet1.E11" chart:label-cell-address="Sheet1.E1:Sheet1.E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empo para vect. locales</text:p>
                <draw:g>
                  <svg:desc>Sheet1.C1:Sheet1.C1</svg:desc>
                </draw:g>
              </table:table-cell>
              <table:table-cell office:value-type="string">
                <text:p>Tiempo para vect. globales</text:p>
                <draw:g>
                  <svg:desc>Sheet1.D1:Sheet1.D1</svg:desc>
                </draw:g>
              </table:table-cell>
              <table:table-cell office:value-type="string">
                <text:p>Tiempo para vect. dinámico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Sheet1.B2:Sheet1.B11</svg:desc>
                </draw:g>
              </table:table-cell>
              <table:table-cell office:value-type="float" office:value="0.00038062">
                <text:p>0.00038062</text:p>
                <draw:g>
                  <svg:desc>Sheet1.C2:Sheet1.C11</svg:desc>
                </draw:g>
              </table:table-cell>
              <table:table-cell office:value-type="float" office:value="0.000364329">
                <text:p>0.000364329</text:p>
                <draw:g>
                  <svg:desc>Sheet1.D2:Sheet1.D11</svg:desc>
                </draw:g>
              </table:table-cell>
              <table:table-cell office:value-type="float" office:value="0.00039332">
                <text:p>0.00039332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0763693">
                <text:p>0.000763693</text:p>
              </table:table-cell>
              <table:table-cell office:value-type="float" office:value="0.000776877">
                <text:p>0.000776877</text:p>
              </table:table-cell>
              <table:table-cell office:value-type="float" office:value="0.000764788">
                <text:p>0.000764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1517513">
                <text:p>0.001517513</text:p>
              </table:table-cell>
              <table:table-cell office:value-type="float" office:value="0.001519844">
                <text:p>0.001519844</text:p>
              </table:table-cell>
              <table:table-cell office:value-type="float" office:value="0.001531676">
                <text:p>0.0015316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3144566">
                <text:p>0.003144566</text:p>
              </table:table-cell>
              <table:table-cell office:value-type="float" office:value="0.002725632">
                <text:p>0.0027256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5297078">
                <text:p>0.005297078</text:p>
              </table:table-cell>
              <table:table-cell office:value-type="float" office:value="0.005187736">
                <text:p>0.005187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10033637">
                <text:p>0.010033637</text:p>
              </table:table-cell>
              <table:table-cell office:value-type="float" office:value="0.010036647">
                <text:p>0.0100366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19896295">
                <text:p>0.019896295</text:p>
              </table:table-cell>
              <table:table-cell office:value-type="float" office:value="0.019888861">
                <text:p>0.019888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39554854">
                <text:p>0.039554854</text:p>
              </table:table-cell>
              <table:table-cell office:value-type="float" office:value="0.039594262">
                <text:p>0.0395942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79190334">
                <text:p>0.079190334</text:p>
              </table:table-cell>
              <table:table-cell office:value-type="float" office:value="0.079166288">
                <text:p>0.079166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58160931">
                <text:p>0.158160931</text:p>
              </table:table-cell>
              <table:table-cell office:value-type="float" office:value="0.158830611">
                <text:p>0.1588306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Linux_X86_64 LibreOffice_project/3d5603e1122f0f102b62521720ab13a38a4e0eb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6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657cm" svg:height="11.455cm" xlink:href=".." xlink:type="simple" chart:class="chart:scatter" chart:style-name="ch1">
        <chart:title svg:x="9.342cm" svg:y="0.365cm" chart:style-name="ch2">
          <text:p>Gráfica mi PC</text:p>
        </chart:title>
        <chart:legend chart:legend-position="end" svg:x="15.894cm" svg:y="4.93cm" style:legend-expansion="high" chart:style-name="ch3"/>
        <chart:plot-area chart:style-name="ch4" table:cell-range-address="Sheet1.B41:Sheet1.E50 Sheet1.C40:Sheet1.E40" chart:data-source-has-labels="row" svg:x="1.444cm" svg:y="1.373cm" svg:width="14.017cm" svg:height="8.872cm">
          <chartooo:coordinate-region svg:x="3.653cm" svg:y="1.572cm" svg:width="10.973cm" svg:height="8.026cm"/>
          <chart:axis chart:dimension="x" chart:name="primary-x" chart:style-name="ch5">
            <chart:title svg:x="7.283cm" svg:y="10.474cm" chart:style-name="ch6">
              <text:p>Tamaño (Bytes)</text:p>
            </chart:title>
          </chart:axis>
          <chart:axis chart:dimension="y" chart:name="primary-y" chart:style-name="ch7">
            <chart:title svg:x="0.451cm" svg:y="6.395cm" chart:style-name="ch8">
              <text:p>Tiempo</text:p>
            </chart:title>
            <chart:grid chart:style-name="ch9" chart:class="major"/>
          </chart:axis>
          <chart:series chart:style-name="ch10" chart:values-cell-range-address="Sheet1.C41:Sheet1.C50" chart:label-cell-address="Sheet1.C40:Sheet1.C40" chart:class="chart:scatter">
            <chart:domain table:cell-range-address="Sheet1.B41:Sheet1.B50"/>
            <chart:data-point chart:repeated="10"/>
          </chart:series>
          <chart:series chart:style-name="ch11" chart:values-cell-range-address="Sheet1.D41:Sheet1.D50" chart:label-cell-address="Sheet1.D40:Sheet1.D40" chart:class="chart:scatter">
            <chart:data-point chart:repeated="10"/>
          </chart:series>
          <chart:series chart:style-name="ch12" chart:values-cell-range-address="Sheet1.E41:Sheet1.E50" chart:label-cell-address="Sheet1.E40:Sheet1.E40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empo para vect. locales</text:p>
                <draw:g>
                  <svg:desc>Sheet1.C40:Sheet1.C40</svg:desc>
                </draw:g>
              </table:table-cell>
              <table:table-cell office:value-type="string">
                <text:p>Tiempo para vect. globales</text:p>
                <draw:g>
                  <svg:desc>Sheet1.D40:Sheet1.D40</svg:desc>
                </draw:g>
              </table:table-cell>
              <table:table-cell office:value-type="string">
                <text:p>Tiempo para vect. dinámicos</text:p>
                <draw:g>
                  <svg:desc>Sheet1.E40:Sheet1.E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Sheet1.B41:Sheet1.B50</svg:desc>
                </draw:g>
              </table:table-cell>
              <table:table-cell office:value-type="float" office:value="0.000711289">
                <text:p>0.000711289</text:p>
                <draw:g>
                  <svg:desc>Sheet1.C41:Sheet1.C50</svg:desc>
                </draw:g>
              </table:table-cell>
              <table:table-cell office:value-type="float" office:value="0.001637781">
                <text:p>0.001637781</text:p>
                <draw:g>
                  <svg:desc>Sheet1.D41:Sheet1.D50</svg:desc>
                </draw:g>
              </table:table-cell>
              <table:table-cell office:value-type="float" office:value="0.000764113">
                <text:p>0.000764113</text:p>
                <draw:g>
                  <svg:desc>Sheet1.E41:Sheet1.E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1879277">
                <text:p>0.001879277</text:p>
              </table:table-cell>
              <table:table-cell office:value-type="float" office:value="0.002607586">
                <text:p>0.002607586</text:p>
              </table:table-cell>
              <table:table-cell office:value-type="float" office:value="0.001550256">
                <text:p>0.001550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3517653">
                <text:p>0.003517653</text:p>
              </table:table-cell>
              <table:table-cell office:value-type="float" office:value="0.004161889">
                <text:p>0.004161889</text:p>
              </table:table-cell>
              <table:table-cell office:value-type="float" office:value="0.003285646">
                <text:p>0.003285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8765154">
                <text:p>0.008765154</text:p>
              </table:table-cell>
              <table:table-cell office:value-type="float" office:value="0.005525622">
                <text:p>0.0055256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18041289">
                <text:p>0.018041289</text:p>
              </table:table-cell>
              <table:table-cell office:value-type="float" office:value="0.010604521">
                <text:p>0.0106045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37194755">
                <text:p>0.037194755</text:p>
              </table:table-cell>
              <table:table-cell office:value-type="float" office:value="0.020727338">
                <text:p>0.020727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76332624">
                <text:p>0.076332624</text:p>
              </table:table-cell>
              <table:table-cell office:value-type="float" office:value="0.041614709">
                <text:p>0.041614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143355933">
                <text:p>0.143355933</text:p>
              </table:table-cell>
              <table:table-cell office:value-type="float" office:value="0.082495938">
                <text:p>0.082495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267949196">
                <text:p>0.267949196</text:p>
              </table:table-cell>
              <table:table-cell office:value-type="float" office:value="0.159682797">
                <text:p>0.1596827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508266722">
                <text:p>0.508266722</text:p>
              </table:table-cell>
              <table:table-cell office:value-type="float" office:value="0.266557395">
                <text:p>0.2665573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Linux_X86_64 LibreOffice_project/3d5603e1122f0f102b62521720ab13a38a4e0eb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